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05C4240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31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3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2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0.220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2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24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1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2193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51in" svg:height="0.2323in" svg:x="1.772in" svg:y="2.5244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3in" svg:height="0.2217in" svg:x="1.9772in" svg:y="2.5244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51in" svg:height="0.2323in" svg:x="2.1898in" svg:y="2.5244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71in" svg:height="0.2287in" svg:x="2.3945in" svg:y="2.5244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59in" svg:height="0.2287in" svg:x="2.6016in" svg:y="2.5244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59in" svg:height="0.2287in" svg:x="2.8071in" svg:y="2.5244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98in" svg:height="0.2252in" svg:x="3.0126in" svg:y="2.5244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9in" svg:height="0.2287in" svg:x="3.222in" svg:y="2.5244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51in" svg:height="0.2252in" svg:x="3.428in" svg:y="2.5244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43in" svg:height="0.2252in" svg:x="3.6327in" svg:y="2.5244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24in" svg:height="0.2217in" svg:x="3.8366in" svg:y="2.5244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5in" svg:height="0.2252in" svg:x="4.039in" svg:y="2.5244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51in" svg:height="0.2252in" svg:x="4.2535in" svg:y="2.5244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94in" svg:height="0.2358in" svg:x="4.4583in" svg:y="2.5165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43in" svg:height="0.2323in" svg:x="4.6673in" svg:y="2.5244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2" draw:text-style-name="P6" svg:width="0.2004in" svg:height="0.2217in" svg:x="4.8717in" svg:y="2.5236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94in" svg:height="0.2217in" svg:x="5.0717in" svg:y="2.5311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87in" svg:height="0.2217in" svg:x="5.2807in" svg:y="2.5311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6" draw:text-style-name="P6" svg:width="0.2205in" svg:height="0.215in" svg:x="5.489in" svg:y="2.5311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7" draw:text-style-name="P6" svg:width="0.1906in" svg:height="0.2185in" svg:x="5.7091in" svg:y="2.528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13in" svg:height="0.2323in" svg:x="5.8992in" svg:y="2.5244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2" draw:text-style-name="P6" svg:width="0.1906in" svg:height="0.2217in" svg:x="6.1201in" svg:y="2.528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7" draw:text-style-name="P6" svg:width="0.2122in" svg:height="0.2185in" svg:x="6.3102in" svg:y="2.5311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13in" svg:height="0.2217in" svg:x="6.522in" svg:y="2.5311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6" draw:text-style-name="P6" svg:width="0.1976in" svg:height="0.215in" svg:x="6.7429in" svg:y="2.5311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79in" svg:height="0.2252in" svg:x="6.9402in" svg:y="2.5244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51in" svg:height="0.2252in" svg:x="7.148in" svg:y="2.5244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106in" svg:height="0.2252in" svg:x="1.5618in" svg:y="2.5244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7" draw:text-style-name="P6" svg:width="0.2043in" svg:height="0.2185in" svg:x="7.3528in" svg:y="2.5311in"><draw:text-box><text:p text:style-name="P3"><text:span text:style-name="T1"><text:a xlink:href="python://get_nama_wajib_pajak(o,28)" xlink:type="simple">28</text:a></text:span></text:p></draw:text-box></draw:frame><draw:frame text:anchor-type="paragraph" draw:z-index="67" draw:style-name="gr12" draw:text-style-name="P11" svg:width="0.198in" svg:height="0.2213in" svg:x="1.7744in" svg:y="2.2709in"><draw:text-box><text:p text:style-name="P10"><text:span text:style-name="T1"><text:a xlink:href="python://get_npwp_wajib_pajak(o,1)" xlink:type="simple">1</text:a></text:span></text:p></draw:text-box></draw:frame><draw:frame text:anchor-type="paragraph" draw:z-index="68" draw:style-name="gr8" draw:text-style-name="P5" svg:width="0.213in" svg:height="0.2224in" svg:x="2.1752in" svg:y="2.2709in"><draw:text-box><text:p text:style-name="P10"><text:span text:style-name="T1"><text:a xlink:href="python://get_npwp_wajib_pajak(o,2)" xlink:type="simple">2</text:a></text:span></text:p></draw:text-box></draw:frame><draw:frame text:anchor-type="paragraph" draw:z-index="69" draw:style-name="gr8" draw:text-style-name="P5" svg:width="0.2059in" svg:height="0.2224in" svg:x="2.3874in" svg:y="2.2709in"><draw:text-box><text:p text:style-name="P10"><text:span text:style-name="T1"><text:a xlink:href="python://get_npwp_wajib_pajak(o,3)" xlink:type="simple">3</text:a></text:span></text:p></draw:text-box></draw:frame><draw:frame text:anchor-type="paragraph" draw:z-index="70" draw:style-name="gr4" draw:text-style-name="P5" svg:width="0.2043in" svg:height="0.2252in" svg:x="2.5929in" svg:y="2.2709in"><draw:text-box><text:p text:style-name="P10"><text:span text:style-name="T1"><text:a xlink:href="python://get_npwp_wajib_pajak(o,4)" xlink:type="simple">4</text:a></text:span></text:p></draw:text-box></draw:frame><draw:frame text:anchor-type="paragraph" draw:z-index="71" draw:style-name="gr8" draw:text-style-name="P5" svg:width="0.2004in" svg:height="0.2224in" svg:x="3.0138in" svg:y="2.2709in"><draw:text-box><text:p text:style-name="P10"><text:span text:style-name="T1"><text:a xlink:href="python://get_npwp_wajib_pajak(o,5)" xlink:type="simple">5</text:a></text:span></text:p></draw:text-box></draw:frame><draw:frame text:anchor-type="paragraph" draw:z-index="72" draw:style-name="gr8" draw:text-style-name="P5" svg:width="0.2043in" svg:height="0.2224in" svg:x="3.2138in" svg:y="2.2709in"><draw:text-box><text:p text:style-name="P3"><text:span text:style-name="T2"><text:a xlink:href="python://get_npwp_wajib_pajak(o,6)" xlink:type="simple">6</text:a></text:span></text:p></draw:text-box></draw:frame><draw:frame text:anchor-type="paragraph" draw:z-index="73" draw:style-name="gr4" draw:text-style-name="P5" svg:width="0.2185in" svg:height="0.2252in" svg:x="3.4181in" svg:y="2.2709in"><draw:text-box><text:p text:style-name="P3"><text:span text:style-name="T2"><text:a xlink:href="python://get_npwp_wajib_pajak(o,7)" xlink:type="simple">7</text:a></text:span></text:p></draw:text-box></draw:frame><draw:frame text:anchor-type="paragraph" draw:z-index="74" draw:style-name="gr4" draw:text-style-name="P5" svg:width="0.2043in" svg:height="0.2252in" svg:x="3.8339in" svg:y="2.2709in"><draw:text-box><text:p text:style-name="P3"><text:span text:style-name="T2"><text:a xlink:href="python://get_npwp_wajib_pajak(o,8)" xlink:type="simple">8</text:a></text:span></text:p></draw:text-box></draw:frame><draw:frame text:anchor-type="paragraph" draw:z-index="75" draw:style-name="gr4" draw:text-style-name="P5" svg:width="0.2106in" svg:height="0.2252in" svg:x="4.2429in" svg:y="2.2709in"><draw:text-box><text:p text:style-name="P3"><text:span text:style-name="T2"><text:a xlink:href="python://get_npwp_wajib_pajak(o,9)" xlink:type="simple">9</text:a></text:span></text:p></draw:text-box></draw:frame><draw:frame text:anchor-type="paragraph" draw:z-index="76" draw:style-name="gr8" draw:text-style-name="P6" svg:width="0.2067in" svg:height="0.2224in" svg:x="4.4535in" svg:y="2.2709in"><draw:text-box><text:p text:style-name="P3"><text:span text:style-name="T2"><text:a xlink:href="python://get_npwp_wajib_pajak(o,10)" xlink:type="simple">10</text:a></text:span></text:p></draw:text-box></draw:frame><draw:frame text:anchor-type="paragraph" draw:z-index="77" draw:style-name="gr4" draw:text-style-name="P6" svg:width="0.2039in" svg:height="0.2252in" svg:x="4.6598in" svg:y="2.2709in"><draw:text-box><text:p text:style-name="P3"><text:span text:style-name="T2"><text:a xlink:href="python://get_npwp_wajib_pajak(o,11)" xlink:type="simple">11</text:a></text:span></text:p></draw:text-box></draw:frame><draw:frame text:anchor-type="paragraph" draw:z-index="78" draw:style-name="gr4" draw:text-style-name="P6" svg:width="0.2094in" svg:height="0.2252in" svg:x="5.072in" svg:y="2.2709in"><draw:text-box><text:p text:style-name="P3"><text:span text:style-name="T2"><text:a xlink:href="python://get_npwp_wajib_pajak(o,12)" xlink:type="simple">12</text:a></text:span></text:p></draw:text-box></draw:frame><draw:frame text:anchor-type="paragraph" draw:z-index="79" draw:style-name="gr8" draw:text-style-name="P6" svg:width="0.2079in" svg:height="0.2224in" svg:x="5.2811in" svg:y="2.2709in"><draw:text-box><text:p text:style-name="P3"><text:span text:style-name="T2"><text:a xlink:href="python://get_npwp_wajib_pajak(o,13)" xlink:type="simple">13</text:a></text:span></text:p></draw:text-box></draw:frame><draw:frame text:anchor-type="paragraph" draw:z-index="80" draw:style-name="gr4" draw:text-style-name="P6" svg:width="0.2079in" svg:height="0.2252in" svg:x="5.489in" svg:y="2.2709in"><draw:text-box><text:p text:style-name="P3"><text:span text:style-name="T2"><text:a xlink:href="python://get_npwp_wajib_pajak(o,14)" xlink:type="simple">14</text:a></text:span></text:p></draw:text-box></draw:frame><draw:frame text:anchor-type="paragraph" draw:z-index="81" draw:style-name="gr13" draw:text-style-name="P11" svg:width="0.1996in" svg:height="0.224in" svg:x="1.5638in" svg:y="2.2709in"><draw:text-box><text:p text:style-name="P10"><text:span text:style-name="T1"><text:a xlink:href="python://get_npwp_wajib_pajak(o,0)" xlink:type="simple">0</text:a></text:span></text:p></draw:text-box></draw:frame><draw:frame text:anchor-type="paragraph" draw:z-index="29" draw:style-name="gr8" draw:text-style-name="P5" svg:width="0.2067in" svg:height="0.2224in" svg:x="1.7654in" svg:y="2.7992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8" draw:text-style-name="P5" svg:width="0.2039in" svg:height="0.2224in" svg:x="1.9717in" svg:y="2.7992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8" draw:text-style-name="P5" svg:width="0.2248in" svg:height="0.2224in" svg:x="2.1752in" svg:y="2.7992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8" draw:text-style-name="P5" svg:width="0.2177in" svg:height="0.2224in" svg:x="2.3807in" svg:y="2.7992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2" draw:text-style-name="P5" svg:width="0.2059in" svg:height="0.2217in" svg:x="2.598in" svg:y="2.8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2" draw:text-style-name="P5" svg:width="0.2043in" svg:height="0.2217in" svg:x="2.8035in" svg:y="2.8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2" draw:text-style-name="P5" svg:width="0.2039in" svg:height="0.2217in" svg:x="3.0075in" svg:y="2.8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2" draw:text-style-name="P5" svg:width="0.2043in" svg:height="0.2217in" svg:x="3.211in" svg:y="2.8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2" draw:text-style-name="P5" svg:width="0.213in" svg:height="0.2217in" svg:x="3.4154in" svg:y="2.8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2" draw:text-style-name="P6" svg:width="0.2106in" svg:height="0.2217in" svg:x="3.628in" svg:y="2.8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2" draw:text-style-name="P6" svg:width="0.2067in" svg:height="0.2217in" svg:x="3.8366in" svg:y="2.8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2" draw:text-style-name="P6" svg:width="0.213in" svg:height="0.2217in" svg:x="4.0429in" svg:y="2.8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2" draw:text-style-name="P6" svg:width="0.198in" svg:height="0.2217in" svg:x="4.2555in" svg:y="2.8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2" draw:text-style-name="P6" svg:width="0.2134in" svg:height="0.2217in" svg:x="4.4535in" svg:y="2.8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2" draw:text-style-name="P6" svg:width="0.1976in" svg:height="0.2217in" svg:x="4.6661in" svg:y="2.8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2" draw:text-style-name="P6" svg:width="0.2134in" svg:height="0.2217in" svg:x="4.8634in" svg:y="2.8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2" draw:text-style-name="P6" svg:width="0.2004in" svg:height="0.2217in" svg:x="5.0764in" svg:y="2.8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2" draw:text-style-name="P6" svg:width="0.198in" svg:height="0.2217in" svg:x="5.2972in" svg:y="2.8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2" draw:text-style-name="P6" svg:width="0.2051in" svg:height="0.2217in" svg:x="5.4945in" svg:y="2.8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2" draw:text-style-name="P6" svg:width="0.2051in" svg:height="0.2217in" svg:x="5.6992in" svg:y="2.8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2" draw:text-style-name="P6" svg:width="0.2134in" svg:height="0.2217in" svg:x="5.9043in" svg:y="2.8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2" draw:text-style-name="P6" svg:width="0.2067in" svg:height="0.2217in" svg:x="6.1173in" svg:y="2.8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2" draw:text-style-name="P6" svg:width="0.2051in" svg:height="0.2217in" svg:x="6.3236in" svg:y="2.8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2" draw:text-style-name="P6" svg:width="0.2051in" svg:height="0.2217in" svg:x="6.5283in" svg:y="2.8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2" draw:text-style-name="P6" svg:width="0.2051in" svg:height="0.2217in" svg:x="6.7335in" svg:y="2.8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9" draw:text-style-name="P6" svg:width="0.2134in" svg:height="0.2122in" svg:x="6.9382in" svg:y="2.8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2" draw:text-style-name="P6" svg:width="0.198in" svg:height="0.2217in" svg:x="7.1516in" svg:y="2.8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2" draw:text-style-name="P5" svg:width="0.2004in" svg:height="0.2217in" svg:x="1.5654in" svg:y="2.8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7" draw:text-style-name="P6" svg:width="0.198in" svg:height="0.2185in" svg:x="7.348in" svg:y="2.8in"><draw:text-box><text:p text:style-name="P3"><text:span text:style-name="T2"><text:a xlink:href="python://get_alamat_wajib_pajak(o,28)" xlink:type="simple">28</text:a></text:span></text:p></draw:text-box></draw:frame><draw:frame text:anchor-type="paragraph" draw:z-index="121" draw:style-name="gr8" draw:text-style-name="P5" svg:width="0.2067in" svg:height="0.2224in" svg:x="1.7654in" svg:y="3.0602in"><draw:text-box><text:p text:style-name="P3"><text:span text:style-name="T2"><text:a xlink:href="python://get_alamat_wajib_pajak(o,30)" xlink:type="simple">30</text:a></text:span></text:p></draw:text-box></draw:frame><draw:frame text:anchor-type="paragraph" draw:z-index="122" draw:style-name="gr8" draw:text-style-name="P5" svg:width="0.2039in" svg:height="0.2224in" svg:x="1.9717in" svg:y="3.0602in"><draw:text-box><text:p text:style-name="P3"><text:span text:style-name="T2"><text:a xlink:href="python://get_alamat_wajib_pajak(o,31)" xlink:type="simple">31</text:a></text:span></text:p></draw:text-box></draw:frame><draw:frame text:anchor-type="paragraph" draw:z-index="123" draw:style-name="gr8" draw:text-style-name="P5" svg:width="0.2248in" svg:height="0.2224in" svg:x="2.1752in" svg:y="3.0602in"><draw:text-box><text:p text:style-name="P3"><text:span text:style-name="T2"><text:a xlink:href="python://get_alamat_wajib_pajak(o,32)" xlink:type="simple">32</text:a></text:span></text:p></draw:text-box></draw:frame><draw:frame text:anchor-type="paragraph" draw:z-index="124" draw:style-name="gr8" draw:text-style-name="P5" svg:width="0.2177in" svg:height="0.2224in" svg:x="2.3807in" svg:y="3.0602in"><draw:text-box><text:p text:style-name="P3"><text:span text:style-name="T2"><text:a xlink:href="python://get_alamat_wajib_pajak(o,33)" xlink:type="simple">33</text:a></text:span></text:p></draw:text-box></draw:frame><draw:frame text:anchor-type="paragraph" draw:z-index="125" draw:style-name="gr2" draw:text-style-name="P5" svg:width="0.2059in" svg:height="0.2217in" svg:x="2.598in" svg:y="3.061in"><draw:text-box><text:p text:style-name="P3"><text:span text:style-name="T2"><text:a xlink:href="python://get_alamat_wajib_pajak(o,34)" xlink:type="simple">34</text:a></text:span></text:p></draw:text-box></draw:frame><draw:frame text:anchor-type="paragraph" draw:z-index="126" draw:style-name="gr2" draw:text-style-name="P5" svg:width="0.2043in" svg:height="0.2217in" svg:x="2.8035in" svg:y="3.061in"><draw:text-box><text:p text:style-name="P3"><text:span text:style-name="T2"><text:a xlink:href="python://get_alamat_wajib_pajak(o,35)" xlink:type="simple">35</text:a></text:span></text:p></draw:text-box></draw:frame><draw:frame text:anchor-type="paragraph" draw:z-index="127" draw:style-name="gr2" draw:text-style-name="P5" svg:width="0.2039in" svg:height="0.2217in" svg:x="3.0075in" svg:y="3.061in"><draw:text-box><text:p text:style-name="P3"><text:span text:style-name="T2"><text:a xlink:href="python://get_alamat_wajib_pajak(o,36)" xlink:type="simple">36</text:a></text:span></text:p></draw:text-box></draw:frame><draw:frame text:anchor-type="paragraph" draw:z-index="128" draw:style-name="gr2" draw:text-style-name="P5" svg:width="0.2043in" svg:height="0.2217in" svg:x="3.211in" svg:y="3.061in"><draw:text-box><text:p text:style-name="P3"><text:span text:style-name="T2"><text:a xlink:href="python://get_alamat_wajib_pajak(o,37)" xlink:type="simple">37</text:a></text:span></text:p></draw:text-box></draw:frame><draw:frame text:anchor-type="paragraph" draw:z-index="129" draw:style-name="gr2" draw:text-style-name="P5" svg:width="0.213in" svg:height="0.2217in" svg:x="3.4154in" svg:y="3.061in"><draw:text-box><text:p text:style-name="P3"><text:span text:style-name="T2"><text:a xlink:href="python://get_alamat_wajib_pajak(o,38)" xlink:type="simple">38</text:a></text:span></text:p></draw:text-box></draw:frame><draw:frame text:anchor-type="paragraph" draw:z-index="130" draw:style-name="gr2" draw:text-style-name="P6" svg:width="0.2106in" svg:height="0.2217in" svg:x="3.628in" svg:y="3.061in"><draw:text-box><text:p text:style-name="P3"><text:span text:style-name="T2"><text:a xlink:href="python://get_alamat_wajib_pajak(o,39)" xlink:type="simple">39</text:a></text:span></text:p></draw:text-box></draw:frame><draw:frame text:anchor-type="paragraph" draw:z-index="131" draw:style-name="gr2" draw:text-style-name="P6" svg:width="0.2067in" svg:height="0.2217in" svg:x="3.8366in" svg:y="3.061in"><draw:text-box><text:p text:style-name="P3"><text:span text:style-name="T2"><text:a xlink:href="python://get_alamat_wajib_pajak(o,40)" xlink:type="simple">40</text:a></text:span></text:p></draw:text-box></draw:frame><draw:frame text:anchor-type="paragraph" draw:z-index="132" draw:style-name="gr2" draw:text-style-name="P6" svg:width="0.213in" svg:height="0.2217in" svg:x="4.0429in" svg:y="3.061in"><draw:text-box><text:p text:style-name="P3"><text:span text:style-name="T2"><text:a xlink:href="python://get_alamat_wajib_pajak(o,41)" xlink:type="simple">41</text:a></text:span></text:p></draw:text-box></draw:frame><draw:frame text:anchor-type="paragraph" draw:z-index="133" draw:style-name="gr2" draw:text-style-name="P6" svg:width="0.198in" svg:height="0.2217in" svg:x="4.2555in" svg:y="3.061in"><draw:text-box><text:p text:style-name="P3"><text:span text:style-name="T2"><text:a xlink:href="python://get_alamat_wajib_pajak(o,42)" xlink:type="simple">42</text:a></text:span></text:p></draw:text-box></draw:frame><draw:frame text:anchor-type="paragraph" draw:z-index="134" draw:style-name="gr2" draw:text-style-name="P6" svg:width="0.2134in" svg:height="0.2217in" svg:x="4.4535in" svg:y="3.061in"><draw:text-box><text:p text:style-name="P3"><text:span text:style-name="T2"><text:a xlink:href="python://get_alamat_wajib_pajak(o,43)" xlink:type="simple">43</text:a></text:span></text:p></draw:text-box></draw:frame><draw:frame text:anchor-type="paragraph" draw:z-index="135" draw:style-name="gr2" draw:text-style-name="P6" svg:width="0.1976in" svg:height="0.2217in" svg:x="4.6661in" svg:y="3.061in"><draw:text-box><text:p text:style-name="P3"><text:span text:style-name="T2"><text:a xlink:href="python://get_alamat_wajib_pajak(o,44)" xlink:type="simple">44</text:a></text:span></text:p></draw:text-box></draw:frame><draw:frame text:anchor-type="paragraph" draw:z-index="136" draw:style-name="gr2" draw:text-style-name="P6" svg:width="0.2134in" svg:height="0.2217in" svg:x="4.8634in" svg:y="3.061in"><draw:text-box><text:p text:style-name="P3"><text:span text:style-name="T2"><text:a xlink:href="python://get_alamat_wajib_pajak(o,45)" xlink:type="simple">45</text:a></text:span></text:p></draw:text-box></draw:frame><draw:frame text:anchor-type="paragraph" draw:z-index="137" draw:style-name="gr2" draw:text-style-name="P6" svg:width="0.2004in" svg:height="0.2217in" svg:x="5.0764in" svg:y="3.061in"><draw:text-box><text:p text:style-name="P3"><text:span text:style-name="T2"><text:a xlink:href="python://get_alamat_wajib_pajak(o,46)" xlink:type="simple">46</text:a></text:span></text:p></draw:text-box></draw:frame><draw:frame text:anchor-type="paragraph" draw:z-index="138" draw:style-name="gr2" draw:text-style-name="P6" svg:width="0.198in" svg:height="0.2217in" svg:x="5.2972in" svg:y="3.061in"><draw:text-box><text:p text:style-name="P3"><text:span text:style-name="T2"><text:a xlink:href="python://get_alamat_wajib_pajak(o,47)" xlink:type="simple">47</text:a></text:span></text:p></draw:text-box></draw:frame><draw:frame text:anchor-type="paragraph" draw:z-index="139" draw:style-name="gr2" draw:text-style-name="P6" svg:width="0.2051in" svg:height="0.2217in" svg:x="5.4945in" svg:y="3.061in"><draw:text-box><text:p text:style-name="P3"><text:span text:style-name="T2"><text:a xlink:href="python://get_alamat_wajib_pajak(o,48)" xlink:type="simple">48</text:a></text:span></text:p></draw:text-box></draw:frame><draw:frame text:anchor-type="paragraph" draw:z-index="140" draw:style-name="gr2" draw:text-style-name="P6" svg:width="0.2051in" svg:height="0.2217in" svg:x="5.6992in" svg:y="3.061in"><draw:text-box><text:p text:style-name="P3"><text:span text:style-name="T2"><text:a xlink:href="python://get_alamat_wajib_pajak(o,49)" xlink:type="simple">49</text:a></text:span></text:p></draw:text-box></draw:frame><draw:frame text:anchor-type="paragraph" draw:z-index="141" draw:style-name="gr2" draw:text-style-name="P6" svg:width="0.2134in" svg:height="0.2217in" svg:x="5.9043in" svg:y="3.061in"><draw:text-box><text:p text:style-name="P3"><text:span text:style-name="T2"><text:a xlink:href="python://get_alamat_wajib_pajak(o,50)" xlink:type="simple">50</text:a></text:span></text:p></draw:text-box></draw:frame><draw:frame text:anchor-type="paragraph" draw:z-index="142" draw:style-name="gr2" draw:text-style-name="P6" svg:width="0.2067in" svg:height="0.2217in" svg:x="6.1173in" svg:y="3.061in"><draw:text-box><text:p text:style-name="P3"><text:span text:style-name="T2"><text:a xlink:href="python://get_alamat_wajib_pajak(o,51)" xlink:type="simple">51</text:a></text:span></text:p></draw:text-box></draw:frame><draw:frame text:anchor-type="paragraph" draw:z-index="143" draw:style-name="gr2" draw:text-style-name="P6" svg:width="0.2051in" svg:height="0.2217in" svg:x="6.3236in" svg:y="3.061in"><draw:text-box><text:p text:style-name="P3"><text:span text:style-name="T2"><text:a xlink:href="python://get_alamat_wajib_pajak(o,52)" xlink:type="simple">52</text:a></text:span></text:p></draw:text-box></draw:frame><draw:frame text:anchor-type="paragraph" draw:z-index="144" draw:style-name="gr2" draw:text-style-name="P6" svg:width="0.2051in" svg:height="0.2217in" svg:x="6.5283in" svg:y="3.061in"><draw:text-box><text:p text:style-name="P3"><text:span text:style-name="T2"><text:a xlink:href="python://get_alamat_wajib_pajak(o,53)" xlink:type="simple">53</text:a></text:span></text:p></draw:text-box></draw:frame><draw:frame text:anchor-type="paragraph" draw:z-index="145" draw:style-name="gr2" draw:text-style-name="P6" svg:width="0.2051in" svg:height="0.2217in" svg:x="6.7335in" svg:y="3.061in"><draw:text-box><text:p text:style-name="P3"><text:span text:style-name="T2"><text:a xlink:href="python://get_alamat_wajib_pajak(o,54)" xlink:type="simple">54</text:a></text:span></text:p></draw:text-box></draw:frame><draw:frame text:anchor-type="paragraph" draw:z-index="146" draw:style-name="gr9" draw:text-style-name="P6" svg:width="0.2134in" svg:height="0.2122in" svg:x="6.9382in" svg:y="3.061in"><draw:text-box><text:p text:style-name="P3"><text:span text:style-name="T2"><text:a xlink:href="python://get_alamat_wajib_pajak(o,55)" xlink:type="simple">55</text:a></text:span></text:p></draw:text-box></draw:frame><draw:frame text:anchor-type="paragraph" draw:z-index="147" draw:style-name="gr2" draw:text-style-name="P6" svg:width="0.198in" svg:height="0.2217in" svg:x="7.1516in" svg:y="3.061in"><draw:text-box><text:p text:style-name="P3"><text:span text:style-name="T2"><text:a xlink:href="python://get_alamat_wajib_pajak(o,56)" xlink:type="simple">56</text:a></text:span></text:p></draw:text-box></draw:frame><draw:frame text:anchor-type="paragraph" draw:z-index="148" draw:style-name="gr2" draw:text-style-name="P5" svg:width="0.2004in" svg:height="0.2217in" svg:x="1.5654in" svg:y="3.061in"><draw:text-box><text:p text:style-name="P3"><text:span text:style-name="T2"><text:a xlink:href="python://get_alamat_wajib_pajak(o,29)" xlink:type="simple">29</text:a></text:span></text:p></draw:text-box></draw:frame><draw:frame text:anchor-type="paragraph" draw:z-index="149" draw:style-name="gr7" draw:text-style-name="P6" svg:width="0.198in" svg:height="0.2185in" svg:x="7.348in" svg:y="3.061in"><draw:text-box><text:p text:style-name="P3"><text:span text:style-name="T2"><text:a xlink:href="python://get_alamat_wajib_pajak(o,57)" xlink:type="simple">57</text:a></text:span></text:p></draw:text-box></draw:frame><draw:frame text:anchor-type="paragraph" draw:z-index="82" draw:style-name="gr2" draw:text-style-name="P11" svg:width="0.2079in" svg:height="0.2217in" svg:x="3.6228in" svg:y="6.1835in"><draw:text-box><text:p text:style-name="P10"><text:span text:style-name="T1"><text:a xlink:href="python://get_npwp_pemotong_pajak(o,1)" xlink:type="simple">1</text:a></text:span></text:p></draw:text-box></draw:frame><draw:frame text:anchor-type="paragraph" draw:z-index="83" draw:style-name="gr14" draw:text-style-name="P5" svg:width="0.1996in" svg:height="0.2232in" svg:x="4.0429in" svg:y="6.1839in"><draw:text-box><text:p text:style-name="P10"><text:span text:style-name="T1"><text:a xlink:href="python://get_npwp_pemotong_pajak(o,2)" xlink:type="simple">2</text:a></text:span></text:p></draw:text-box></draw:frame><draw:frame text:anchor-type="paragraph" draw:z-index="84" draw:style-name="gr15" draw:text-style-name="P5" svg:width="0.2059in" svg:height="0.2248in" svg:x="4.2425in" svg:y="6.1835in"><draw:text-box><text:p text:style-name="P10"><text:span text:style-name="T1"><text:a xlink:href="python://get_npwp_pemotong_pajak(o,3)" xlink:type="simple">3</text:a></text:span></text:p></draw:text-box></draw:frame><draw:frame text:anchor-type="paragraph" draw:z-index="85" draw:style-name="gr16" draw:text-style-name="P5" svg:width="0.2071in" svg:height="0.2205in" svg:x="4.448in" svg:y="6.1811in"><draw:text-box><text:p text:style-name="P10"><text:span text:style-name="T1"><text:a xlink:href="python://get_npwp_pemotong_pajak(o,4)" xlink:type="simple">4</text:a></text:span></text:p></draw:text-box></draw:frame><draw:frame text:anchor-type="paragraph" draw:z-index="86" draw:style-name="gr16" draw:text-style-name="P5" svg:width="0.2031in" svg:height="0.2205in" svg:x="4.8634in" svg:y="6.1811in"><draw:text-box><text:p text:style-name="P10"><text:span text:style-name="T1"><text:a xlink:href="python://get_npwp_pemotong_pajak(o,5)" xlink:type="simple">5</text:a></text:span></text:p></draw:text-box></draw:frame><draw:frame text:anchor-type="paragraph" draw:z-index="87" draw:style-name="gr17" draw:text-style-name="P5" svg:width="0.2122in" svg:height="0.2268in" svg:x="5.0634in" svg:y="6.1811in"><draw:text-box><text:p text:style-name="P3"><text:span text:style-name="T2"><text:a xlink:href="python://get_npwp_pemotong_pajak(o,6)" xlink:type="simple">6</text:a></text:span></text:p></draw:text-box></draw:frame><draw:frame text:anchor-type="paragraph" draw:z-index="88" draw:style-name="gr13" draw:text-style-name="P5" svg:width="0.2043in" svg:height="0.224in" svg:x="5.2752in" svg:y="6.1811in"><draw:text-box><text:p text:style-name="P3"><text:span text:style-name="T2"><text:a xlink:href="python://get_npwp_pemotong_pajak(o,7)" xlink:type="simple">7</text:a></text:span></text:p></draw:text-box></draw:frame><draw:frame text:anchor-type="paragraph" draw:z-index="89" draw:style-name="gr13" draw:text-style-name="P5" svg:width="0.2016in" svg:height="0.224in" svg:x="5.6909in" svg:y="6.1839in"><draw:text-box><text:p text:style-name="P3"><text:span text:style-name="T2"><text:a xlink:href="python://get_npwp_pemotong_pajak(o,8)" xlink:type="simple">8</text:a></text:span></text:p></draw:text-box></draw:frame><draw:frame text:anchor-type="paragraph" draw:z-index="90" draw:style-name="gr12" draw:text-style-name="P5" svg:width="0.213in" svg:height="0.2213in" svg:x="6.0925in" svg:y="6.1839in"><draw:text-box><text:p text:style-name="P3"><text:span text:style-name="T2"><text:a xlink:href="python://get_npwp_pemotong_pajak(o,9)" xlink:type="simple">9</text:a></text:span></text:p></draw:text-box></draw:frame><draw:frame text:anchor-type="paragraph" draw:z-index="91" draw:style-name="gr16" draw:text-style-name="P6" svg:width="0.2039in" svg:height="0.2205in" svg:x="6.3047in" svg:y="6.1811in"><draw:text-box><text:p text:style-name="P3"><text:span text:style-name="T2"><text:a xlink:href="python://get_npwp_pemotong_pajak(o,10)" xlink:type="simple">10</text:a></text:span></text:p></draw:text-box></draw:frame><draw:frame text:anchor-type="paragraph" draw:z-index="92" draw:style-name="gr13" draw:text-style-name="P6" svg:width="0.2087in" svg:height="0.224in" svg:x="6.5083in" svg:y="6.1839in"><draw:text-box><text:p text:style-name="P3"><text:span text:style-name="T2"><text:a xlink:href="python://get_npwp_pemotong_pajak(o,11)" xlink:type="simple">11</text:a></text:span></text:p></draw:text-box></draw:frame><draw:frame text:anchor-type="paragraph" draw:z-index="93" draw:style-name="gr12" draw:text-style-name="P6" svg:width="0.2114in" svg:height="0.2213in" svg:x="6.9201in" svg:y="6.1839in"><draw:text-box><text:p text:style-name="P3"><text:span text:style-name="T2"><text:a xlink:href="python://get_npwp_pemotong_pajak(o,12)" xlink:type="simple">12</text:a></text:span></text:p></draw:text-box></draw:frame><draw:frame text:anchor-type="paragraph" draw:z-index="94" draw:style-name="gr12" draw:text-style-name="P6" svg:width="0.2071in" svg:height="0.2213in" svg:x="7.1311in" svg:y="6.1839in"><draw:text-box><text:p text:style-name="P3"><text:span text:style-name="T2"><text:a xlink:href="python://get_npwp_pemotong_pajak(o,13)" xlink:type="simple">13</text:a></text:span></text:p></draw:text-box></draw:frame><draw:frame text:anchor-type="paragraph" draw:z-index="95" draw:style-name="gr18" draw:text-style-name="P6" svg:width="0.2031in" svg:height="0.2177in" svg:x="7.3382in" svg:y="6.1839in"><draw:text-box><text:p text:style-name="P3"><text:span text:style-name="T2"><text:a xlink:href="python://get_npwp_pemotong_pajak(o,14)" xlink:type="simple">14</text:a></text:span></text:p></draw:text-box></draw:frame><draw:frame text:anchor-type="paragraph" draw:z-index="96" draw:style-name="gr13" draw:text-style-name="P11" svg:width="0.2012in" svg:height="0.224in" svg:x="3.422in" svg:y="6.1839in"><draw:text-box><text:p text:style-name="P10"><text:span text:style-name="T1"><text:a xlink:href="python://get_npwp_pemotong_pajak(o,0)" xlink:type="simple">0</text:a></text:span></text:p></draw:text-box></draw:frame><draw:frame text:anchor-type="paragraph" draw:z-index="97" draw:style-name="gr16" draw:text-style-name="P4" svg:width="0.2079in" svg:height="0.2205in" svg:x="3.6236in" svg:y="6.5299in"><draw:text-box><text:p text:style-name="P3"><text:span text:style-name="T1"><text:a xlink:href="python://get_nama_pemotong_pajak(o,1)" xlink:type="simple">1</text:a></text:span></text:p></draw:text-box></draw:frame><draw:frame text:anchor-type="paragraph" draw:z-index="98" draw:style-name="gr16" draw:text-style-name="P4" svg:width="0.2059in" svg:height="0.2205in" svg:x="3.8311in" svg:y="6.5299in"><draw:text-box><text:p text:style-name="P3"><text:span text:style-name="T1"><text:a xlink:href="python://get_nama_pemotong_pajak(o,2)" xlink:type="simple">2</text:a></text:span></text:p></draw:text-box></draw:frame><draw:frame text:anchor-type="paragraph" draw:z-index="99" draw:style-name="gr14" draw:text-style-name="P4" svg:width="0.213in" svg:height="0.2232in" svg:x="4.0319in" svg:y="6.5299in"><draw:text-box><text:p text:style-name="P3"><text:span text:style-name="T1"><text:a xlink:href="python://get_nama_pemotong_pajak(o,3)" xlink:type="simple">3</text:a></text:span></text:p></draw:text-box></draw:frame><draw:frame text:anchor-type="paragraph" draw:z-index="100" draw:style-name="gr16" draw:text-style-name="P4" svg:width="0.2059in" svg:height="0.2205in" svg:x="4.2409in" svg:y="6.5299in"><draw:text-box><text:p text:style-name="P3"><text:span text:style-name="T1"><text:a xlink:href="python://get_nama_pemotong_pajak(o,4)" xlink:type="simple">4</text:a></text:span></text:p></draw:text-box></draw:frame><draw:frame text:anchor-type="paragraph" draw:z-index="101" draw:style-name="gr16" draw:text-style-name="P5" svg:width="0.2087in" svg:height="0.2205in" svg:x="4.4465in" svg:y="6.5299in"><draw:text-box><text:p text:style-name="P3"><text:span text:style-name="T2"><text:a xlink:href="python://get_nama_pemotong_pajak(o,5)" xlink:type="simple">5</text:a></text:span></text:p></draw:text-box></draw:frame><draw:frame text:anchor-type="paragraph" draw:z-index="102" draw:style-name="gr19" draw:text-style-name="P5" svg:width="0.2059in" svg:height="0.2197in" svg:x="4.6547in" svg:y="6.5307in"><draw:text-box><text:p text:style-name="P3"><text:span text:style-name="T2"><text:a xlink:href="python://get_nama_pemotong_pajak(o,6)" xlink:type="simple">6</text:a></text:span></text:p></draw:text-box></draw:frame><draw:frame text:anchor-type="paragraph" draw:z-index="103" draw:style-name="gr19" draw:text-style-name="P5" svg:width="0.2087in" svg:height="0.2197in" svg:x="4.8602in" svg:y="6.5307in"><draw:text-box><text:p text:style-name="P3"><text:span text:style-name="T2"><text:a xlink:href="python://get_nama_pemotong_pajak(o,7)" xlink:type="simple">7</text:a></text:span></text:p></draw:text-box></draw:frame><draw:frame text:anchor-type="paragraph" draw:z-index="104" draw:style-name="gr8" draw:text-style-name="P4" svg:width="0.2122in" svg:height="0.2224in" svg:x="5.0634in" svg:y="6.5307in"><draw:text-box><text:p text:style-name="P3"><text:span text:style-name="T1"><text:a xlink:href="python://get_nama_pemotong_pajak(o,8)" xlink:type="simple">8</text:a></text:span></text:p></draw:text-box></draw:frame><draw:frame text:anchor-type="paragraph" draw:z-index="105" draw:style-name="gr16" draw:text-style-name="P4" svg:width="0.2043in" svg:height="0.2205in" svg:x="5.2752in" svg:y="6.5299in"><draw:text-box><text:p text:style-name="P3"><text:span text:style-name="T1"><text:a xlink:href="python://get_nama_pemotong_pajak(o,9)" xlink:type="simple">9</text:a></text:span></text:p></draw:text-box></draw:frame><draw:frame text:anchor-type="paragraph" draw:z-index="106" draw:style-name="gr14" draw:text-style-name="P6" svg:width="0.2087in" svg:height="0.2232in" svg:x="5.4791in" svg:y="6.5299in"><draw:text-box><text:p text:style-name="P3"><text:span text:style-name="T1"><text:a xlink:href="python://get_nama_pemotong_pajak(o,10)" xlink:type="simple">10</text:a></text:span></text:p></draw:text-box></draw:frame><draw:frame text:anchor-type="paragraph" draw:z-index="107" draw:style-name="gr16" draw:text-style-name="P6" svg:width="0.2067in" svg:height="0.2205in" svg:x="5.6874in" svg:y="6.5299in"><draw:text-box><text:p text:style-name="P3"><text:span text:style-name="T1"><text:a xlink:href="python://get_nama_pemotong_pajak(o,11)" xlink:type="simple">11</text:a></text:span></text:p></draw:text-box></draw:frame><draw:frame text:anchor-type="paragraph" draw:z-index="108" draw:style-name="gr14" draw:text-style-name="P6" svg:width="0.2043in" svg:height="0.2232in" svg:x="5.8937in" svg:y="6.5299in"><draw:text-box><text:p text:style-name="P3"><text:span text:style-name="T1"><text:a xlink:href="python://get_nama_pemotong_pajak(o,12)" xlink:type="simple">12</text:a></text:span></text:p></draw:text-box></draw:frame><draw:frame text:anchor-type="paragraph" draw:z-index="109" draw:style-name="gr13" draw:text-style-name="P6" svg:width="0.2087in" svg:height="0.224in" svg:x="6.0953in" svg:y="6.5291in"><draw:text-box><text:p text:style-name="P3"><text:span text:style-name="T1"><text:a xlink:href="python://get_nama_pemotong_pajak(o,13)" xlink:type="simple">13</text:a></text:span></text:p></draw:text-box></draw:frame><draw:frame text:anchor-type="paragraph" draw:z-index="110" draw:style-name="gr16" draw:text-style-name="P6" svg:width="0.2087in" svg:height="0.2205in" svg:x="6.3035in" svg:y="6.5299in"><draw:text-box><text:p text:style-name="P3"><text:span text:style-name="T1"><text:a xlink:href="python://get_nama_pemotong_pajak(o,14)" xlink:type="simple">14</text:a></text:span></text:p></draw:text-box></draw:frame><draw:frame text:anchor-type="paragraph" draw:z-index="111" draw:style-name="gr12" draw:text-style-name="P6" svg:width="0.2051in" svg:height="0.2213in" svg:x="6.5118in" svg:y="6.5291in"><draw:text-box><text:p text:style-name="P3"><text:span text:style-name="T1"><text:a xlink:href="python://get_nama_pemotong_pajak(o,15)" xlink:type="simple">15</text:a></text:span></text:p></draw:text-box></draw:frame><draw:frame text:anchor-type="paragraph" draw:z-index="112" draw:style-name="gr8" draw:text-style-name="P6" svg:width="0.2106in" svg:height="0.2224in" svg:x="6.7165in" svg:y="6.5307in"><draw:text-box><text:p text:style-name="P3"><text:span text:style-name="T1"><text:a xlink:href="python://get_nama_pemotong_pajak(o,16)" xlink:type="simple">16</text:a></text:span></text:p></draw:text-box></draw:frame><draw:frame text:anchor-type="paragraph" draw:z-index="113" draw:style-name="gr16" draw:text-style-name="P6" svg:width="0.2039in" svg:height="0.2205in" svg:x="6.9272in" svg:y="6.5299in"><draw:text-box><text:p text:style-name="P3"><text:span text:style-name="T1"><text:a xlink:href="python://get_nama_pemotong_pajak(o,17)" xlink:type="simple">17</text:a></text:span></text:p></draw:text-box></draw:frame><draw:frame text:anchor-type="paragraph" draw:z-index="114" draw:style-name="gr13" draw:text-style-name="P6" svg:width="0.2079in" svg:height="0.224in" svg:x="7.1307in" svg:y="6.5291in"><draw:text-box><text:p text:style-name="P3"><text:span text:style-name="T1"><text:a xlink:href="python://get_nama_pemotong_pajak(o,18)" xlink:type="simple">18</text:a></text:span></text:p></draw:text-box></draw:frame><draw:frame text:anchor-type="paragraph" draw:z-index="115" draw:style-name="gr19" draw:text-style-name="P6" svg:width="0.2043in" svg:height="0.2197in" svg:x="7.3382in" svg:y="6.5335in"><draw:text-box><text:p text:style-name="P3"><text:span text:style-name="T1"><text:a xlink:href="python://get_nama_pemotong_pajak(o,19)" xlink:type="simple">19</text:a></text:span></text:p></draw:text-box></draw:frame><draw:frame text:anchor-type="paragraph" draw:z-index="116" draw:style-name="gr4" draw:text-style-name="P4" svg:width="0.2142in" svg:height="0.2252in" svg:x="3.4098in" svg:y="6.5307in"><draw:text-box><text:p text:style-name="P3"><text:span text:style-name="T1"><text:a xlink:href="python://get_nama_pemotong_pajak(o,0)" xlink:type="simple">0</text:a></text:span></text:p></draw:text-box></draw:frame><draw:frame text:anchor-type="paragraph" draw:z-index="58" draw:style-name="gr10" draw:text-style-name="P7" svg:width="7.4016in" svg:height="0.2169in" svg:x="0.1307in" svg:y="3.8146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1" draw:text-style-name="P7" svg:width="2.0677in" svg:height="0.2205in" svg:x="2.7992in" svg:y="4.3917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61" draw:style-name="gr11" draw:text-style-name="P7" svg:width="2.0622in" svg:height="0.2331in" svg:x="2.8047in" svg:y="4.1591in"><draw:text-box><text:p text:style-name="P8"><text:span text:style-name="T4"><text:a xlink:href="python://formatLang(get_matrix_line(1).get('bruto', &quot;&quot;), dp='Bukti Potong PPH No Decimal')" xlink:type="simple">BRUTO_1</text:a></text:span></text:p></draw:text-box></draw:frame><draw:frame text:anchor-type="paragraph" draw:z-index="62" draw:style-name="gr11" draw:text-style-name="P7" svg:width="2.0614in" svg:height="0.2098in" svg:x="5.4882in" svg:y="4.3819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63" draw:style-name="gr11" draw:text-style-name="P7" svg:width="2.0717in" svg:height="0.2098in" svg:x="5.478in" svg:y="4.172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64" draw:style-name="gr11" draw:text-style-name="P7" svg:width="2.0559in" svg:height="0.2094in" svg:x="2.811in" svg:y="4.6118in"><draw:text-box><text:p text:style-name="P8"><text:span text:style-name="T4"><text:a xlink:href="python://formatLang(get_total_bruto(), dp='Bukti Potong PPH No Decimal')" xlink:type="simple">TOTAL BRUTO</text:a></text:span></text:p></draw:text-box></draw:frame><draw:frame text:anchor-type="paragraph" draw:z-index="65" draw:style-name="gr11" draw:text-style-name="P7" svg:width="2.0469in" svg:height="0.2157in" svg:x="5.478in" svg:y="4.6382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66" draw:style-name="gr10" draw:text-style-name="P7" svg:width="6.5386in" svg:height="0.1835in" svg:x="0.9862in" svg:y="4.8638in"><draw:text-box><text:p text:style-name="P9"><text:span text:style-name="T5"><text:a xlink:href="python://get_terbilang(o.total_tax)" xlink:type="simple">TERBILANG</text:a></text:span></text:p></draw:text-box></draw:frame><draw:frame text:anchor-type="paragraph" draw:z-index="117" draw:style-name="gr11" draw:text-style-name="P7" svg:width="2.2224in" svg:height="0.1835in" svg:x="4.4772in" svg:y="7.939in"><draw:text-box><text:p text:style-name="P3"><text:span text:style-name="T4"><text:a xlink:href="python://o.ttd_id.name" xlink:type="simple">TTD</text:a></text:span></text:p></draw:text-box></draw:frame><draw:frame text:anchor-type="paragraph" draw:z-index="118" draw:style-name="gr11" draw:text-style-name="P7" svg:width="0.948in" svg:height="0.1835in" svg:x="4.1681in" svg:y="5.2516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19" draw:style-name="gr11" draw:text-style-name="P7" svg:width="1.148in" svg:height="0.1835in" svg:x="5.2035in" svg:y="5.2575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20" draw:style-name="gr11" draw:text-style-name="P7" svg:width="0.3142in" svg:height="0.1835in" svg:x="6.6173in" svg:y="5.2591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1" draw:text-style-name="P7" svg:width="2.1524in" svg:height="0.1835in" svg:x="3.1173in" svg:y="1.8398in"><draw:text-box><text:p text:style-name="P3"><text:span text:style-name="T4"><text:a xlink:href="python://o.name" xlink:type="simple">NOMOR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05C42407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56:49.994720015</dc:date>
    <meta:editing-duration>PT10H41M32S</meta:editing-duration>
    <meta:editing-cycles>131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